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TemplateTests.expandWithAt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TemplateTests.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TemplateTests.expandMapN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expandMap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TemplateTests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expandMapDuplic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TemplateTests.expandMapUnbound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matchMultipleInOne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matchDupl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TemplateTests.matchCustomRegexWithNestedCurlyB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expand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query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Tests.expandVarArgsNotEnoug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Tests.matchesCustom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matchWithMultipleSegmentsAtTh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Tests.expan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expandWith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matchCustom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Tests.expandVarArgsWith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Tests.matchesWithSlashAtTh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Tests.expand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